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line-through-style="solid" style:text-line-through-type="single" fo:font-size="18pt" style:font-size-asian="18pt" style:font-size-complex="18pt"/>
    </style:style>
    <style:style style:name="P3" style:family="paragraph">
      <style:text-properties style:text-line-through-style="solid" style:text-line-through-type="single" fo:font-size="18pt" style:font-size-asian="18pt" style:font-size-complex="18pt"/>
    </style:style>
    <style:style style:name="T1" style:family="text">
      <style:text-properties style:text-line-through-style="solid" style:text-line-through-type="single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0.1cm" svg:height="0.001cm" svg:x="9.3cm" svg:y="16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3.6cm" svg:height="3.6cm" svg:x="7.651cm" svg:y="13.9cm">
          <text:p text:style-name="P1">PF_RING</text:p>
          <text:p text:style-name="P1">socke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.45cm" svg:y1="11.6cm" svg:x2="9.451cm" svg:y2="13.9cm" draw:end-shape="id1" svg:d="M3450 11600l6001 2300" svg:viewBox="0 0 6002 2301">
          <text:p/>
        </draw:connector>
        <draw:connector draw:style-name="gr3" draw:text-style-name="P1" draw:layer="layout" draw:type="line" svg:x1="7.452cm" svg:y1="11.602cm" svg:x2="9.451cm" svg:y2="13.9cm" draw:end-shape="id1" draw:end-glue-point="0" svg:d="M7452 11602l1999 2298" svg:viewBox="0 0 2000 2299">
          <text:p/>
        </draw:connector>
        <draw:connector draw:style-name="gr3" draw:text-style-name="P1" draw:layer="layout" draw:type="line" svg:x1="11.452cm" svg:y1="11.602cm" svg:x2="9.451cm" svg:y2="13.9cm" draw:end-shape="id1" draw:end-glue-point="0" svg:d="M11452 11602l-2001 2298" svg:viewBox="0 0 2002 2299">
          <text:p/>
        </draw:connector>
        <draw:connector draw:style-name="gr3" draw:text-style-name="P1" draw:layer="layout" draw:type="line" svg:x1="15.453cm" svg:y1="11.603cm" svg:x2="9.451cm" svg:y2="13.9cm" draw:end-shape="id1" draw:end-glue-point="0" svg:d="M15453 11603l-6002 2297" svg:viewBox="0 0 6003 2298">
          <text:p/>
        </draw:connector>
        <draw:frame draw:style-name="gr4" draw:text-style-name="P3" draw:layer="layout" svg:width="2.822cm" svg:height="1.825cm" svg:x="2.9cm" svg:y="12.3cm">
          <draw:text-box>
            <text:p text:style-name="P2"><text:span text:style-name="T1">Variable</text:span></text:p>
            <text:p text:style-name="P2"><text:span text:style-name="T1">Cerrojo</text:span></text:p>
          </draw:text-box>
        </draw:frame>
        <draw:custom-shape draw:style-name="gr2" draw:text-style-name="P1" xml:id="id2" draw:id="id2" draw:layer="layout" svg:width="3.1cm" svg:height="3.1cm" svg:x="1.901cm" svg:y="2.501cm">
          <text:p text:style-name="P1">Hil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1cm" svg:height="3.1cm" svg:x="5.902cm" svg:y="2.502cm">
          <text:p text:style-name="P1">Hil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3.1cm" svg:height="3.1cm" svg:x="5.903cm" svg:y="2.503cm">
          <text:p text:style-name="P1">Hil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3.1cm" svg:height="3.1cm" svg:x="9.903cm" svg:y="2.503cm">
          <text:p text:style-name="P1">Hil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" draw:id="id8" draw:layer="layout" svg:width="3.1cm" svg:height="3.1cm" svg:x="13.904cm" svg:y="2.504cm">
          <text:p text:style-name="P1">Hil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cm" svg:height="2.2cm" svg:x="2.352cm" svg:y="9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2.2cm" svg:height="2.2cm" svg:x="2.352cm" svg:y="9.4cm">
          <text:p text:style-name="P1">Cluster</text:p>
          <text:p text:style-name="P1">Socket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2.2cm" svg:height="2.2cm" svg:x="6.352cm" svg:y="9.4cm">
          <text:p text:style-name="P1">Cluster</text:p>
          <text:p text:style-name="P1">Socket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2.2cm" svg:height="2.2cm" svg:x="10.352cm" svg:y="9.4cm">
          <text:p text:style-name="P1">Cluster</text:p>
          <text:p text:style-name="P1">Socket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2.2cm" svg:height="2.2cm" svg:x="14.352cm" svg:y="9.4cm">
          <text:p text:style-name="P1">Cluster</text:p>
          <text:p text:style-name="P1">Socke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.451cm" svg:y1="5.601cm" svg:x2="3.452cm" svg:y2="9.4cm" draw:start-shape="id2" draw:start-glue-point="8" draw:end-shape="id3" draw:end-glue-point="0" svg:d="M3451 5601l1 3799" svg:viewBox="0 0 2 3800">
          <text:p/>
        </draw:connector>
        <draw:connector draw:style-name="gr3" draw:text-style-name="P1" draw:layer="layout" draw:type="line" svg:x1="7.453cm" svg:y1="5.603cm" svg:x2="7.452cm" svg:y2="9.4cm" draw:start-shape="id4" draw:start-glue-point="8" draw:end-shape="id5" svg:d="M7453 5603l-1 3797" svg:viewBox="0 0 2 3798">
          <text:p/>
        </draw:connector>
        <draw:connector draw:style-name="gr3" draw:text-style-name="P1" draw:layer="layout" draw:type="line" svg:x1="11.453cm" svg:y1="5.603cm" svg:x2="11.452cm" svg:y2="9.4cm" draw:start-shape="id6" draw:start-glue-point="8" draw:end-shape="id7" draw:end-glue-point="0" svg:d="M11453 5603l-1 3797" svg:viewBox="0 0 2 3798">
          <text:p/>
        </draw:connector>
        <draw:connector draw:style-name="gr3" draw:text-style-name="P1" draw:layer="layout" draw:type="line" svg:x1="15.454cm" svg:y1="5.604cm" svg:x2="15.452cm" svg:y2="9.4cm" draw:start-shape="id8" draw:start-glue-point="8" draw:end-shape="id9" draw:end-glue-point="0" svg:d="M15454 5604l-2 3796" svg:viewBox="0 0 3 379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ugenio Pérez Martín</meta:initial-creator>
    <meta:creation-date>2014-09-14T11:51:08.639165986</meta:creation-date>
    <dc:date>2014-09-14T12:01:39.355047398</dc:date>
    <dc:creator>Eugenio Pérez Martín</dc:creator>
    <meta:editing-duration>PT5M34S</meta:editing-duration>
    <meta:editing-cycles>2</meta:editing-cycles>
    <meta:generator>LibreOffice/4.2.5.2$Linux_X86_64 LibreOffice_project/420m0$Build-2</meta:generator>
    <meta:document-statistic meta:object-count="21"/>
  </office:meta>
</office:document-meta>
</file>